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7559in" svg:height="7.435in" svg:x="8.3878in" svg:y="0.5965in">
            <draw:object draw:notify-on-update-of-ranges="Sheet1.A1:Sheet1.A1 Sheet1.A2:Sheet1.A34 Sheet1.B1:Sheet1.B1 Sheet1.B2:Sheet1.B34 Sheet1.C1:Sheet1.C1 Sheet1.C2:Sheet1.C34 Sheet1.D1:Sheet1.D1 Sheet1.D2:Sheet1.D34 Sheet1.E1:Sheet1.E1 Sheet1.E2:Sheet1.E34 Sheet1.F1:Sheet1.F1 Sheet1.F2:Sheet1.F34 Sheet1.G1:Sheet1.G1 Sheet1.G2:Sheet1.G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lainTest</text:p>
          </table:table-cell>
          <table:table-cell office:value-type="string" calcext:value-type="string">
            <text:p>AlphaOptimizeNoJVMJitTest</text:p>
          </table:table-cell>
          <table:table-cell office:value-type="string" calcext:value-type="string">
            <text:p>AlphaOptimizeTest</text:p>
          </table:table-cell>
          <table:table-cell office:value-type="string" calcext:value-type="string">
            <text:p>FullWarmUp20Test</text:p>
          </table:table-cell>
          <table:table-cell office:value-type="string" calcext:value-type="string">
            <text:p>FullWarmUp100Test</text:p>
          </table:table-cell>
          <table:table-cell office:value-type="string" calcext:value-type="string">
            <text:p>AlphaAndFullWarmUp100Tes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8" calcext:value-type="float">
            <text:p>1.308</text:p>
          </table:table-cell>
          <table:table-cell office:value-type="float" office:value="4.196" calcext:value-type="float">
            <text:p>4.196</text:p>
          </table:table-cell>
          <table:table-cell office:value-type="float" office:value="7.403" calcext:value-type="float">
            <text:p>7.403</text:p>
          </table:table-cell>
          <table:table-cell office:value-type="float" office:value="13.983" calcext:value-type="float">
            <text:p>13.983</text:p>
          </table:table-cell>
          <table:table-cell office:value-type="float" office:value="8.8885" calcext:value-type="float">
            <text:p>8.8885</text:p>
          </table:table-cell>
          <table:table-cell office:value-type="float" office:value="16.6785" calcext:value-type="float">
            <text:p>16.6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46" calcext:value-type="float">
            <text:p>4.046</text:p>
          </table:table-cell>
          <table:table-cell office:value-type="float" office:value="3.88755622188906" calcext:value-type="float">
            <text:p>3.8875562219</text:p>
          </table:table-cell>
          <table:table-cell office:value-type="float" office:value="17.938" calcext:value-type="float">
            <text:p>17.938</text:p>
          </table:table-cell>
          <table:table-cell office:value-type="float" office:value="19.035" calcext:value-type="float">
            <text:p>19.035</text:p>
          </table:table-cell>
          <table:table-cell office:value-type="float" office:value="19.563" calcext:value-type="float">
            <text:p>19.563</text:p>
          </table:table-cell>
          <table:table-cell office:value-type="float" office:value="19.872" calcext:value-type="float">
            <text:p>19.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9021467798303" calcext:value-type="float">
            <text:p>3.190214678</text:p>
          </table:table-cell>
          <table:table-cell office:value-type="float" office:value="11.17" calcext:value-type="float">
            <text:p>11.17</text:p>
          </table:table-cell>
          <table:table-cell office:value-type="float" office:value="20.2348825587206" calcext:value-type="float">
            <text:p>20.2348825587</text:p>
          </table:table-cell>
          <table:table-cell office:value-type="float" office:value="20.0665" calcext:value-type="float">
            <text:p>20.0665</text:p>
          </table:table-cell>
          <table:table-cell office:value-type="float" office:value="21.583" calcext:value-type="float">
            <text:p>21.583</text:p>
          </table:table-cell>
          <table:table-cell office:value-type="float" office:value="21.2425" calcext:value-type="float">
            <text:p>21.2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845" calcext:value-type="float">
            <text:p>9.5845</text:p>
          </table:table-cell>
          <table:table-cell office:value-type="float" office:value="19.735" calcext:value-type="float">
            <text:p>19.735</text:p>
          </table:table-cell>
          <table:table-cell office:value-type="float" office:value="20.0465" calcext:value-type="float">
            <text:p>20.0465</text:p>
          </table:table-cell>
          <table:table-cell office:value-type="float" office:value="22.198" calcext:value-type="float">
            <text:p>22.198</text:p>
          </table:table-cell>
          <table:table-cell office:value-type="float" office:value="24.427" calcext:value-type="float">
            <text:p>24.427</text:p>
          </table:table-cell>
          <table:table-cell office:value-type="float" office:value="21.263" calcext:value-type="float">
            <text:p>21.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3085" calcext:value-type="float">
            <text:p>17.3085</text:p>
          </table:table-cell>
          <table:table-cell office:value-type="float" office:value="21.34" calcext:value-type="float">
            <text:p>21.34</text:p>
          </table:table-cell>
          <table:table-cell office:value-type="float" office:value="18.1293060409386" calcext:value-type="float">
            <text:p>18.1293060409</text:p>
          </table:table-cell>
          <table:table-cell office:value-type="float" office:value="21.9630184907546" calcext:value-type="float">
            <text:p>21.9630184908</text:p>
          </table:table-cell>
          <table:table-cell office:value-type="float" office:value="21.7231384307846" calcext:value-type="float">
            <text:p>21.7231384308</text:p>
          </table:table-cell>
          <table:table-cell office:value-type="float" office:value="21.4952523738131" calcext:value-type="float">
            <text:p>21.49525237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519" calcext:value-type="float">
            <text:p>20.519</text:p>
          </table:table-cell>
          <table:table-cell office:value-type="float" office:value="21.215892053973" calcext:value-type="float">
            <text:p>21.215892054</text:p>
          </table:table-cell>
          <table:table-cell office:value-type="float" office:value="18.4265" calcext:value-type="float">
            <text:p>18.4265</text:p>
          </table:table-cell>
          <table:table-cell office:value-type="float" office:value="21.8545" calcext:value-type="float">
            <text:p>21.8545</text:p>
          </table:table-cell>
          <table:table-cell office:value-type="float" office:value="22.4625" calcext:value-type="float">
            <text:p>22.4625</text:p>
          </table:table-cell>
          <table:table-cell office:value-type="float" office:value="21.6515" calcext:value-type="float">
            <text:p>21.6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648175912044" calcext:value-type="float">
            <text:p>20.648175912</text:p>
          </table:table-cell>
          <table:table-cell office:value-type="float" office:value="22.418" calcext:value-type="float">
            <text:p>22.418</text:p>
          </table:table-cell>
          <table:table-cell office:value-type="float" office:value="20.721" calcext:value-type="float">
            <text:p>20.721</text:p>
          </table:table-cell>
          <table:table-cell office:value-type="float" office:value="22.0054890219561" calcext:value-type="float">
            <text:p>22.005489022</text:p>
          </table:table-cell>
          <table:table-cell office:value-type="float" office:value="23.023" calcext:value-type="float">
            <text:p>23.023</text:p>
          </table:table-cell>
          <table:table-cell office:value-type="float" office:value="20.307" calcext:value-type="float">
            <text:p>20.3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045" calcext:value-type="float">
            <text:p>22.045</text:p>
          </table:table-cell>
          <table:table-cell office:value-type="float" office:value="22.175" calcext:value-type="float">
            <text:p>22.175</text:p>
          </table:table-cell>
          <table:table-cell office:value-type="float" office:value="20.463" calcext:value-type="float">
            <text:p>20.463</text:p>
          </table:table-cell>
          <table:table-cell office:value-type="float" office:value="17.526" calcext:value-type="float">
            <text:p>17.526</text:p>
          </table:table-cell>
          <table:table-cell office:value-type="float" office:value="21.3225" calcext:value-type="float">
            <text:p>21.3225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686" calcext:value-type="float">
            <text:p>22.686</text:p>
          </table:table-cell>
          <table:table-cell office:value-type="float" office:value="22.021" calcext:value-type="float">
            <text:p>22.021</text:p>
          </table:table-cell>
          <table:table-cell office:value-type="float" office:value="20.711" calcext:value-type="float">
            <text:p>20.711</text:p>
          </table:table-cell>
          <table:table-cell office:value-type="float" office:value="21.497" calcext:value-type="float">
            <text:p>21.497</text:p>
          </table:table-cell>
          <table:table-cell office:value-type="float" office:value="23.0655" calcext:value-type="float">
            <text:p>23.0655</text:p>
          </table:table-cell>
          <table:table-cell office:value-type="float" office:value="21.421" calcext:value-type="float">
            <text:p>21.4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626" calcext:value-type="float">
            <text:p>20.626</text:p>
          </table:table-cell>
          <table:table-cell office:value-type="float" office:value="21.024" calcext:value-type="float">
            <text:p>21.024</text:p>
          </table:table-cell>
          <table:table-cell office:value-type="float" office:value="19.7076461769115" calcext:value-type="float">
            <text:p>19.7076461769</text:p>
          </table:table-cell>
          <table:table-cell office:value-type="float" office:value="22.405" calcext:value-type="float">
            <text:p>22.405</text:p>
          </table:table-cell>
          <table:table-cell office:value-type="float" office:value="23.6255" calcext:value-type="float">
            <text:p>23.6255</text:p>
          </table:table-cell>
          <table:table-cell office:value-type="float" office:value="21.3325" calcext:value-type="float">
            <text:p>21.33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4495" calcext:value-type="float">
            <text:p>20.4495</text:p>
          </table:table-cell>
          <table:table-cell office:value-type="float" office:value="22.157" calcext:value-type="float">
            <text:p>22.157</text:p>
          </table:table-cell>
          <table:table-cell office:value-type="float" office:value="17.2795" calcext:value-type="float">
            <text:p>17.2795</text:p>
          </table:table-cell>
          <table:table-cell office:value-type="float" office:value="22.3138430784608" calcext:value-type="float">
            <text:p>22.3138430785</text:p>
          </table:table-cell>
          <table:table-cell office:value-type="float" office:value="22.1249375312344" calcext:value-type="float">
            <text:p>22.1249375312</text:p>
          </table:table-cell>
          <table:table-cell office:value-type="float" office:value="21.3463268365817" calcext:value-type="float">
            <text:p>21.34632683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79" calcext:value-type="float">
            <text:p>16.79</text:p>
          </table:table-cell>
          <table:table-cell office:value-type="float" office:value="21.8940529735132" calcext:value-type="float">
            <text:p>21.8940529735</text:p>
          </table:table-cell>
          <table:table-cell office:value-type="float" office:value="20.846" calcext:value-type="float">
            <text:p>20.846</text:p>
          </table:table-cell>
          <table:table-cell office:value-type="float" office:value="21.533" calcext:value-type="float">
            <text:p>21.533</text:p>
          </table:table-cell>
          <table:table-cell office:value-type="float" office:value="21.2917705735661" calcext:value-type="float">
            <text:p>21.2917705736</text:p>
          </table:table-cell>
          <table:table-cell office:value-type="float" office:value="20.6025" calcext:value-type="float">
            <text:p>20.6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.2263868065967" calcext:value-type="float">
            <text:p>22.2263868066</text:p>
          </table:table-cell>
          <table:table-cell office:value-type="float" office:value="18.1635" calcext:value-type="float">
            <text:p>18.1635</text:p>
          </table:table-cell>
          <table:table-cell office:value-type="float" office:value="20.8625" calcext:value-type="float">
            <text:p>20.8625</text:p>
          </table:table-cell>
          <table:table-cell office:value-type="float" office:value="22.2895" calcext:value-type="float">
            <text:p>22.2895</text:p>
          </table:table-cell>
          <table:table-cell office:value-type="float" office:value="22.3505" calcext:value-type="float">
            <text:p>22.3505</text:p>
          </table:table-cell>
          <table:table-cell office:value-type="float" office:value="19.9565" calcext:value-type="float">
            <text:p>19.95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.2765" calcext:value-type="float">
            <text:p>21.2765</text:p>
          </table:table-cell>
          <table:table-cell office:value-type="float" office:value="16.8015" calcext:value-type="float">
            <text:p>16.8015</text:p>
          </table:table-cell>
          <table:table-cell office:value-type="float" office:value="20.3775" calcext:value-type="float">
            <text:p>20.3775</text:p>
          </table:table-cell>
          <table:table-cell office:value-type="float" office:value="22.5005" calcext:value-type="float">
            <text:p>22.5005</text:p>
          </table:table-cell>
          <table:table-cell office:value-type="float" office:value="21.3883058470765" calcext:value-type="float">
            <text:p>21.3883058471</text:p>
          </table:table-cell>
          <table:table-cell office:value-type="float" office:value="16.834" calcext:value-type="float">
            <text:p>16.8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398" calcext:value-type="float">
            <text:p>21.398</text:p>
          </table:table-cell>
          <table:table-cell office:value-type="float" office:value="18.8635" calcext:value-type="float">
            <text:p>18.8635</text:p>
          </table:table-cell>
          <table:table-cell office:value-type="float" office:value="19.3484772840739" calcext:value-type="float">
            <text:p>19.3484772841</text:p>
          </table:table-cell>
          <table:table-cell office:value-type="float" office:value="22.1293706293706" calcext:value-type="float">
            <text:p>22.1293706294</text:p>
          </table:table-cell>
          <table:table-cell office:value-type="float" office:value="17.996" calcext:value-type="float">
            <text:p>17.996</text:p>
          </table:table-cell>
          <table:table-cell office:value-type="float" office:value="19.3605" calcext:value-type="float">
            <text:p>19.36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186" calcext:value-type="float">
            <text:p>22.186</text:p>
          </table:table-cell>
          <table:table-cell office:value-type="float" office:value="22.13" calcext:value-type="float">
            <text:p>22.13</text:p>
          </table:table-cell>
          <table:table-cell office:value-type="float" office:value="19.5615" calcext:value-type="float">
            <text:p>19.5615</text:p>
          </table:table-cell>
          <table:table-cell office:value-type="float" office:value="21.481" calcext:value-type="float">
            <text:p>21.481</text:p>
          </table:table-cell>
          <table:table-cell office:value-type="float" office:value="21.226343319068" calcext:value-type="float">
            <text:p>21.2263433191</text:p>
          </table:table-cell>
          <table:table-cell office:value-type="float" office:value="19.4507746126937" calcext:value-type="float">
            <text:p>19.45077461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1307125307125" calcext:value-type="float">
            <text:p>14.1307125307</text:p>
          </table:table-cell>
          <table:table-cell office:value-type="float" office:value="22.1749125437281" calcext:value-type="float">
            <text:p>22.1749125437</text:p>
          </table:table-cell>
          <table:table-cell office:value-type="float" office:value="20.843" calcext:value-type="float">
            <text:p>20.843</text:p>
          </table:table-cell>
          <table:table-cell office:value-type="float" office:value="21.2855" calcext:value-type="float">
            <text:p>21.2855</text:p>
          </table:table-cell>
          <table:table-cell office:value-type="float" office:value="24.1325" calcext:value-type="float">
            <text:p>24.1325</text:p>
          </table:table-cell>
          <table:table-cell office:value-type="float" office:value="20.5875" calcext:value-type="float">
            <text:p>20.5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.7341329335332" calcext:value-type="float">
            <text:p>22.7341329335</text:p>
          </table:table-cell>
          <table:table-cell office:value-type="float" office:value="22.311" calcext:value-type="float">
            <text:p>22.311</text:p>
          </table:table-cell>
          <table:table-cell office:value-type="float" office:value="20.802" calcext:value-type="float">
            <text:p>20.802</text:p>
          </table:table-cell>
          <table:table-cell office:value-type="float" office:value="22.3565" calcext:value-type="float">
            <text:p>22.3565</text:p>
          </table:table-cell>
          <table:table-cell office:value-type="float" office:value="23.547" calcext:value-type="float">
            <text:p>23.547</text:p>
          </table:table-cell>
          <table:table-cell office:value-type="float" office:value="21.2555" calcext:value-type="float">
            <text:p>21.25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.7395" calcext:value-type="float">
            <text:p>22.7395</text:p>
          </table:table-cell>
          <table:table-cell office:value-type="float" office:value="22.199" calcext:value-type="float">
            <text:p>22.199</text:p>
          </table:table-cell>
          <table:table-cell office:value-type="float" office:value="19.9035" calcext:value-type="float">
            <text:p>19.9035</text:p>
          </table:table-cell>
          <table:table-cell office:value-type="float" office:value="22.3938030984508" calcext:value-type="float">
            <text:p>22.3938030985</text:p>
          </table:table-cell>
          <table:table-cell office:value-type="float" office:value="21.1595" calcext:value-type="float">
            <text:p>21.1595</text:p>
          </table:table-cell>
          <table:table-cell office:value-type="float" office:value="20.874" calcext:value-type="float">
            <text:p>20.8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747" calcext:value-type="float">
            <text:p>22.747</text:p>
          </table:table-cell>
          <table:table-cell office:value-type="float" office:value="21.2255" calcext:value-type="float">
            <text:p>21.2255</text:p>
          </table:table-cell>
          <table:table-cell office:value-type="float" office:value="20.6336831584208" calcext:value-type="float">
            <text:p>20.6336831584</text:p>
          </table:table-cell>
          <table:table-cell office:value-type="float" office:value="22.4285" calcext:value-type="float">
            <text:p>22.4285</text:p>
          </table:table-cell>
          <table:table-cell office:value-type="float" office:value="21.4407796101949" calcext:value-type="float">
            <text:p>21.4407796102</text:p>
          </table:table-cell>
          <table:table-cell office:value-type="float" office:value="21.3435" calcext:value-type="float">
            <text:p>21.34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.653" calcext:value-type="float">
            <text:p>22.653</text:p>
          </table:table-cell>
          <table:table-cell office:value-type="float" office:value="21.8495" calcext:value-type="float">
            <text:p>21.8495</text:p>
          </table:table-cell>
          <table:table-cell office:value-type="float" office:value="20.6245" calcext:value-type="float">
            <text:p>20.6245</text:p>
          </table:table-cell>
          <table:table-cell office:value-type="float" office:value="21.495" calcext:value-type="float">
            <text:p>21.495</text:p>
          </table:table-cell>
          <table:table-cell office:value-type="float" office:value="23.9575" calcext:value-type="float">
            <text:p>23.9575</text:p>
          </table:table-cell>
          <table:table-cell office:value-type="float" office:value="21.3398300849575" calcext:value-type="float">
            <text:p>21.3398300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.264" calcext:value-type="float">
            <text:p>20.264</text:p>
          </table:table-cell>
          <table:table-cell office:value-type="float" office:value="21.9415" calcext:value-type="float">
            <text:p>21.9415</text:p>
          </table:table-cell>
          <table:table-cell office:value-type="float" office:value="20.5945" calcext:value-type="float">
            <text:p>20.5945</text:p>
          </table:table-cell>
          <table:table-cell office:value-type="float" office:value="22.338" calcext:value-type="float">
            <text:p>22.338</text:p>
          </table:table-cell>
          <table:table-cell office:value-type="float" office:value="24.362" calcext:value-type="float">
            <text:p>24.362</text:p>
          </table:table-cell>
          <table:table-cell office:value-type="float" office:value="20.6045" calcext:value-type="float">
            <text:p>20.60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.922" calcext:value-type="float">
            <text:p>21.922</text:p>
          </table:table-cell>
          <table:table-cell office:value-type="float" office:value="20.4597701149425" calcext:value-type="float">
            <text:p>20.4597701149</text:p>
          </table:table-cell>
          <table:table-cell office:value-type="float" office:value="20.6555" calcext:value-type="float">
            <text:p>20.6555</text:p>
          </table:table-cell>
          <table:table-cell office:value-type="float" office:value="22.085" calcext:value-type="float">
            <text:p>22.085</text:p>
          </table:table-cell>
          <table:table-cell office:value-type="float" office:value="23.9115" calcext:value-type="float">
            <text:p>23.9115</text:p>
          </table:table-cell>
          <table:table-cell office:value-type="float" office:value="21.376" calcext:value-type="float">
            <text:p>21.3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.4287856071964" calcext:value-type="float">
            <text:p>22.4287856072</text:p>
          </table:table-cell>
          <table:table-cell office:value-type="float" office:value="20.649" calcext:value-type="float">
            <text:p>20.649</text:p>
          </table:table-cell>
          <table:table-cell office:value-type="float" office:value="19.934" calcext:value-type="float">
            <text:p>19.934</text:p>
          </table:table-cell>
          <table:table-cell office:value-type="float" office:value="22.3455" calcext:value-type="float">
            <text:p>22.3455</text:p>
          </table:table-cell>
          <table:table-cell office:value-type="float" office:value="22.7205" calcext:value-type="float">
            <text:p>22.7205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5615" calcext:value-type="float">
            <text:p>21.5615</text:p>
          </table:table-cell>
          <table:table-cell office:value-type="float" office:value="22.111" calcext:value-type="float">
            <text:p>22.111</text:p>
          </table:table-cell>
          <table:table-cell office:value-type="float" office:value="20.712143928036" calcext:value-type="float">
            <text:p>20.712143928</text:p>
          </table:table-cell>
          <table:table-cell office:value-type="float" office:value="22.4652673663168" calcext:value-type="float">
            <text:p>22.4652673663</text:p>
          </table:table-cell>
          <table:table-cell office:value-type="float" office:value="24.4652673663168" calcext:value-type="float">
            <text:p>24.4652673663</text:p>
          </table:table-cell>
          <table:table-cell office:value-type="float" office:value="21.302" calcext:value-type="float">
            <text:p>21.3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0285" calcext:value-type="float">
            <text:p>22.0285</text:p>
          </table:table-cell>
          <table:table-cell office:value-type="float" office:value="22.1865" calcext:value-type="float">
            <text:p>22.1865</text:p>
          </table:table-cell>
          <table:table-cell office:value-type="float" office:value="20.7455" calcext:value-type="float">
            <text:p>20.7455</text:p>
          </table:table-cell>
          <table:table-cell office:value-type="float" office:value="21.475" calcext:value-type="float">
            <text:p>21.475</text:p>
          </table:table-cell>
          <table:table-cell office:value-type="float" office:value="24.636" calcext:value-type="float">
            <text:p>24.636</text:p>
          </table:table-cell>
          <table:table-cell office:value-type="float" office:value="20.4377811094453" calcext:value-type="float">
            <text:p>20.43778110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.842" calcext:value-type="float">
            <text:p>20.842</text:p>
          </table:table-cell>
          <table:table-cell office:value-type="float" office:value="22.145" calcext:value-type="float">
            <text:p>22.145</text:p>
          </table:table-cell>
          <table:table-cell office:value-type="float" office:value="15.7586206896552" calcext:value-type="float">
            <text:p>15.7586206897</text:p>
          </table:table-cell>
          <table:table-cell office:value-type="float" office:value="22.3365" calcext:value-type="float">
            <text:p>22.3365</text:p>
          </table:table-cell>
          <table:table-cell office:value-type="float" office:value="24.0235" calcext:value-type="float">
            <text:p>24.0235</text:p>
          </table:table-cell>
          <table:table-cell office:value-type="float" office:value="21.3615" calcext:value-type="float">
            <text:p>21.36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.978" calcext:value-type="float">
            <text:p>21.978</text:p>
          </table:table-cell>
          <table:table-cell office:value-type="float" office:value="22.0329835082459" calcext:value-type="float">
            <text:p>22.0329835082</text:p>
          </table:table-cell>
          <table:table-cell office:value-type="float" office:value="19.6305" calcext:value-type="float">
            <text:p>19.6305</text:p>
          </table:table-cell>
          <table:table-cell office:value-type="float" office:value="21.5575" calcext:value-type="float">
            <text:p>21.5575</text:p>
          </table:table-cell>
          <table:table-cell/>
          <table:table-cell office:value-type="float" office:value="21.3585" calcext:value-type="float">
            <text:p>21.35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.5287356321839" calcext:value-type="float">
            <text:p>22.5287356322</text:p>
          </table:table-cell>
          <table:table-cell office:value-type="float" office:value="21.282" calcext:value-type="float">
            <text:p>21.282</text:p>
          </table:table-cell>
          <table:table-cell office:value-type="float" office:value="19.7785" calcext:value-type="float">
            <text:p>19.7785</text:p>
          </table:table-cell>
          <table:table-cell table:number-columns-repeated="2"/>
          <table:table-cell office:value-type="float" office:value="20.873" calcext:value-type="float">
            <text:p>20.8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.833" calcext:value-type="float">
            <text:p>22.833</text:p>
          </table:table-cell>
          <table:table-cell office:value-type="float" office:value="22.0095" calcext:value-type="float">
            <text:p>22.0095</text:p>
          </table:table-cell>
          <table:table-cell office:value-type="float" office:value="20.674" calcext:value-type="float">
            <text:p>20.67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835" calcext:value-type="float">
            <text:p>21.83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8:22:16.435009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ya Kobayashi</meta:initial-creator>
    <meta:creation-date>2015-07-16T18:34:26.280221208</meta:creation-date>
    <dc:date>2015-08-11T18:38:24.034486297</dc:date>
    <dc:creator>Toshiya Kobayashi</dc:creator>
    <meta:editing-duration>PT3H24M35S</meta:editing-duration>
    <meta:editing-cycles>17</meta:editing-cycles>
    <meta:generator>LibreOffice/4.2.8.2$Linux_X86_64 LibreOffice_project/420$Build-2</meta:generator>
    <meta:document-statistic meta:table-count="2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941cm" svg:height="18.886cm" xlink:href=".." xlink:type="simple" chart:class="chart:line" chart:style-name="ch1">
        <chart:legend chart:legend-position="end" svg:x="29.073cm" svg:y="7.899cm" style:legend-expansion="high" chart:style-name="ch2"/>
        <chart:plot-area chart:style-name="ch3" table:cell-range-address="Sheet1.A1:Sheet1.G34" chart:data-source-has-labels="both" svg:x="1.709cm" svg:y="0.377cm" svg:width="26.666cm" svg:height="17.151cm">
          <chartooo:coordinate-region svg:x="2.33cm" svg:y="0.576cm" svg:width="25.858cm" svg:height="16.305cm"/>
          <chart:axis chart:dimension="x" chart:name="primary-x" chart:style-name="ch4" chartooo:axis-type="text">
            <chart:title svg:x="14.72cm" svg:y="17.905cm" chart:style-name="ch5">
              <text:p>sec</text:p>
            </chart:title>
            <chart:categories table:cell-range-address="Sheet1.A2:Sheet1.A34"/>
          </chart:axis>
          <chart:axis chart:dimension="y" chart:name="primary-y" chart:style-name="ch4">
            <chart:title svg:x="0.451cm" svg:y="10.544cm" chart:style-name="ch6">
              <text:p>throughput (num/ms)</text:p>
            </chart:title>
            <chart:grid chart:style-name="ch7" chart:class="major"/>
          </chart:axis>
          <chart:series chart:style-name="ch8" chart:values-cell-range-address="Sheet1.B2:Sheet1.B34" chart:label-cell-address="Sheet1.B1:Sheet1.B1" chart:class="chart:line">
            <chart:data-point chart:repeated="33"/>
          </chart:series>
          <chart:series chart:style-name="ch9" chart:values-cell-range-address="Sheet1.C2:Sheet1.C34" chart:label-cell-address="Sheet1.C1:Sheet1.C1" chart:class="chart:line">
            <chart:data-point chart:repeated="33"/>
          </chart:series>
          <chart:series chart:style-name="ch10" chart:values-cell-range-address="Sheet1.D2:Sheet1.D34" chart:label-cell-address="Sheet1.D1:Sheet1.D1" chart:class="chart:line">
            <chart:data-point chart:repeated="33"/>
          </chart:series>
          <chart:series chart:style-name="ch11" chart:values-cell-range-address="Sheet1.E2:Sheet1.E34" chart:label-cell-address="Sheet1.E1:Sheet1.E1" chart:class="chart:line">
            <chart:data-point chart:repeated="33"/>
          </chart:series>
          <chart:series chart:style-name="ch12" chart:values-cell-range-address="Sheet1.F2:Sheet1.F34" chart:label-cell-address="Sheet1.F1:Sheet1.F1" chart:class="chart:line">
            <chart:data-point chart:repeated="33"/>
          </chart:series>
          <chart:series chart:style-name="ch13" chart:values-cell-range-address="Sheet1.G2:Sheet1.G34" chart:label-cell-address="Sheet1.G1:Sheet1.G1" chart:class="chart:line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Test</text:p>
                <draw:g>
                  <svg:desc>Sheet1.B1:Sheet1.B1</svg:desc>
                </draw:g>
              </table:table-cell>
              <table:table-cell office:value-type="string">
                <text:p>AlphaOptimizeNoJVMJitTest</text:p>
                <draw:g>
                  <svg:desc>Sheet1.C1:Sheet1.C1</svg:desc>
                </draw:g>
              </table:table-cell>
              <table:table-cell office:value-type="string">
                <text:p>AlphaOptimizeTest</text:p>
                <draw:g>
                  <svg:desc>Sheet1.D1:Sheet1.D1</svg:desc>
                </draw:g>
              </table:table-cell>
              <table:table-cell office:value-type="string">
                <text:p>FullWarmUp20Test</text:p>
                <draw:g>
                  <svg:desc>Sheet1.E1:Sheet1.E1</svg:desc>
                </draw:g>
              </table:table-cell>
              <table:table-cell office:value-type="string">
                <text:p>FullWarmUp100Test</text:p>
                <draw:g>
                  <svg:desc>Sheet1.F1:Sheet1.F1</svg:desc>
                </draw:g>
              </table:table-cell>
              <table:table-cell office:value-type="string">
                <text:p>AlphaAndFullWarmUp100Te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34</svg:desc>
                </draw:g>
              </table:table-cell>
              <table:table-cell office:value-type="float" office:value="0">
                <text:p>0</text:p>
                <draw:g>
                  <svg:desc>Sheet1.B2:Sheet1.B34</svg:desc>
                </draw:g>
              </table:table-cell>
              <table:table-cell office:value-type="float" office:value="0">
                <text:p>0</text:p>
                <draw:g>
                  <svg:desc>Sheet1.C2:Sheet1.C34</svg:desc>
                </draw:g>
              </table:table-cell>
              <table:table-cell office:value-type="float" office:value="0">
                <text:p>0</text:p>
                <draw:g>
                  <svg:desc>Sheet1.D2:Sheet1.D34</svg:desc>
                </draw:g>
              </table:table-cell>
              <table:table-cell office:value-type="float" office:value="0">
                <text:p>0</text:p>
                <draw:g>
                  <svg:desc>Sheet1.E2:Sheet1.E34</svg:desc>
                </draw:g>
              </table:table-cell>
              <table:table-cell office:value-type="float" office:value="0">
                <text:p>0</text:p>
                <draw:g>
                  <svg:desc>Sheet1.F2:Sheet1.F34</svg:desc>
                </draw:g>
              </table:table-cell>
              <table:table-cell office:value-type="float" office:value="0">
                <text:p>0</text:p>
                <draw:g>
                  <svg:desc>Sheet1.G2:Sheet1.G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08">
                <text:p>1.308</text:p>
              </table:table-cell>
              <table:table-cell office:value-type="float" office:value="4.196">
                <text:p>4.196</text:p>
              </table:table-cell>
              <table:table-cell office:value-type="float" office:value="7.403">
                <text:p>7.403</text:p>
              </table:table-cell>
              <table:table-cell office:value-type="float" office:value="13.983">
                <text:p>13.983</text:p>
              </table:table-cell>
              <table:table-cell office:value-type="float" office:value="8.8885">
                <text:p>8.8885</text:p>
              </table:table-cell>
              <table:table-cell office:value-type="float" office:value="16.6785">
                <text:p>16.67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46">
                <text:p>4.046</text:p>
              </table:table-cell>
              <table:table-cell office:value-type="float" office:value="3.88755622188906">
                <text:p>3.88755622188906</text:p>
              </table:table-cell>
              <table:table-cell office:value-type="float" office:value="17.938">
                <text:p>17.938</text:p>
              </table:table-cell>
              <table:table-cell office:value-type="float" office:value="19.035">
                <text:p>19.035</text:p>
              </table:table-cell>
              <table:table-cell office:value-type="float" office:value="19.563">
                <text:p>19.563</text:p>
              </table:table-cell>
              <table:table-cell office:value-type="float" office:value="19.872">
                <text:p>19.8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19021467798303">
                <text:p>3.19021467798303</text:p>
              </table:table-cell>
              <table:table-cell office:value-type="float" office:value="11.17">
                <text:p>11.17</text:p>
              </table:table-cell>
              <table:table-cell office:value-type="float" office:value="20.2348825587206">
                <text:p>20.2348825587206</text:p>
              </table:table-cell>
              <table:table-cell office:value-type="float" office:value="20.0665">
                <text:p>20.0665</text:p>
              </table:table-cell>
              <table:table-cell office:value-type="float" office:value="21.583">
                <text:p>21.583</text:p>
              </table:table-cell>
              <table:table-cell office:value-type="float" office:value="21.2425">
                <text:p>21.2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5845">
                <text:p>9.5845</text:p>
              </table:table-cell>
              <table:table-cell office:value-type="float" office:value="19.735">
                <text:p>19.735</text:p>
              </table:table-cell>
              <table:table-cell office:value-type="float" office:value="20.0465">
                <text:p>20.0465</text:p>
              </table:table-cell>
              <table:table-cell office:value-type="float" office:value="22.198">
                <text:p>22.198</text:p>
              </table:table-cell>
              <table:table-cell office:value-type="float" office:value="24.427">
                <text:p>24.427</text:p>
              </table:table-cell>
              <table:table-cell office:value-type="float" office:value="21.263">
                <text:p>21.2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3085">
                <text:p>17.3085</text:p>
              </table:table-cell>
              <table:table-cell office:value-type="float" office:value="21.34">
                <text:p>21.34</text:p>
              </table:table-cell>
              <table:table-cell office:value-type="float" office:value="18.1293060409386">
                <text:p>18.1293060409386</text:p>
              </table:table-cell>
              <table:table-cell office:value-type="float" office:value="21.9630184907546">
                <text:p>21.9630184907546</text:p>
              </table:table-cell>
              <table:table-cell office:value-type="float" office:value="21.7231384307846">
                <text:p>21.7231384307846</text:p>
              </table:table-cell>
              <table:table-cell office:value-type="float" office:value="21.4952523738131">
                <text:p>21.49525237381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.519">
                <text:p>20.519</text:p>
              </table:table-cell>
              <table:table-cell office:value-type="float" office:value="21.215892053973">
                <text:p>21.215892053973</text:p>
              </table:table-cell>
              <table:table-cell office:value-type="float" office:value="18.4265">
                <text:p>18.4265</text:p>
              </table:table-cell>
              <table:table-cell office:value-type="float" office:value="21.8545">
                <text:p>21.8545</text:p>
              </table:table-cell>
              <table:table-cell office:value-type="float" office:value="22.4625">
                <text:p>22.4625</text:p>
              </table:table-cell>
              <table:table-cell office:value-type="float" office:value="21.6515">
                <text:p>21.65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.648175912044">
                <text:p>20.648175912044</text:p>
              </table:table-cell>
              <table:table-cell office:value-type="float" office:value="22.418">
                <text:p>22.418</text:p>
              </table:table-cell>
              <table:table-cell office:value-type="float" office:value="20.721">
                <text:p>20.721</text:p>
              </table:table-cell>
              <table:table-cell office:value-type="float" office:value="22.0054890219561">
                <text:p>22.0054890219561</text:p>
              </table:table-cell>
              <table:table-cell office:value-type="float" office:value="23.023">
                <text:p>23.023</text:p>
              </table:table-cell>
              <table:table-cell office:value-type="float" office:value="20.307">
                <text:p>20.3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.045">
                <text:p>22.045</text:p>
              </table:table-cell>
              <table:table-cell office:value-type="float" office:value="22.175">
                <text:p>22.175</text:p>
              </table:table-cell>
              <table:table-cell office:value-type="float" office:value="20.463">
                <text:p>20.463</text:p>
              </table:table-cell>
              <table:table-cell office:value-type="float" office:value="17.526">
                <text:p>17.526</text:p>
              </table:table-cell>
              <table:table-cell office:value-type="float" office:value="21.3225">
                <text:p>21.3225</text:p>
              </table:table-cell>
              <table:table-cell office:value-type="float" office:value="21.588">
                <text:p>21.5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.686">
                <text:p>22.686</text:p>
              </table:table-cell>
              <table:table-cell office:value-type="float" office:value="22.021">
                <text:p>22.021</text:p>
              </table:table-cell>
              <table:table-cell office:value-type="float" office:value="20.711">
                <text:p>20.711</text:p>
              </table:table-cell>
              <table:table-cell office:value-type="float" office:value="21.497">
                <text:p>21.497</text:p>
              </table:table-cell>
              <table:table-cell office:value-type="float" office:value="23.0655">
                <text:p>23.0655</text:p>
              </table:table-cell>
              <table:table-cell office:value-type="float" office:value="21.421">
                <text:p>21.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626">
                <text:p>20.626</text:p>
              </table:table-cell>
              <table:table-cell office:value-type="float" office:value="21.024">
                <text:p>21.024</text:p>
              </table:table-cell>
              <table:table-cell office:value-type="float" office:value="19.7076461769115">
                <text:p>19.7076461769115</text:p>
              </table:table-cell>
              <table:table-cell office:value-type="float" office:value="22.405">
                <text:p>22.405</text:p>
              </table:table-cell>
              <table:table-cell office:value-type="float" office:value="23.6255">
                <text:p>23.6255</text:p>
              </table:table-cell>
              <table:table-cell office:value-type="float" office:value="21.3325">
                <text:p>21.33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.4495">
                <text:p>20.4495</text:p>
              </table:table-cell>
              <table:table-cell office:value-type="float" office:value="22.157">
                <text:p>22.157</text:p>
              </table:table-cell>
              <table:table-cell office:value-type="float" office:value="17.2795">
                <text:p>17.2795</text:p>
              </table:table-cell>
              <table:table-cell office:value-type="float" office:value="22.3138430784608">
                <text:p>22.3138430784608</text:p>
              </table:table-cell>
              <table:table-cell office:value-type="float" office:value="22.1249375312344">
                <text:p>22.1249375312344</text:p>
              </table:table-cell>
              <table:table-cell office:value-type="float" office:value="21.3463268365817">
                <text:p>21.34632683658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.79">
                <text:p>16.79</text:p>
              </table:table-cell>
              <table:table-cell office:value-type="float" office:value="21.8940529735132">
                <text:p>21.8940529735132</text:p>
              </table:table-cell>
              <table:table-cell office:value-type="float" office:value="20.846">
                <text:p>20.846</text:p>
              </table:table-cell>
              <table:table-cell office:value-type="float" office:value="21.533">
                <text:p>21.533</text:p>
              </table:table-cell>
              <table:table-cell office:value-type="float" office:value="21.2917705735661">
                <text:p>21.2917705735661</text:p>
              </table:table-cell>
              <table:table-cell office:value-type="float" office:value="20.6025">
                <text:p>20.60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2.2263868065967">
                <text:p>22.2263868065967</text:p>
              </table:table-cell>
              <table:table-cell office:value-type="float" office:value="18.1635">
                <text:p>18.1635</text:p>
              </table:table-cell>
              <table:table-cell office:value-type="float" office:value="20.8625">
                <text:p>20.8625</text:p>
              </table:table-cell>
              <table:table-cell office:value-type="float" office:value="22.2895">
                <text:p>22.2895</text:p>
              </table:table-cell>
              <table:table-cell office:value-type="float" office:value="22.3505">
                <text:p>22.3505</text:p>
              </table:table-cell>
              <table:table-cell office:value-type="float" office:value="19.9565">
                <text:p>19.956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.2765">
                <text:p>21.2765</text:p>
              </table:table-cell>
              <table:table-cell office:value-type="float" office:value="16.8015">
                <text:p>16.8015</text:p>
              </table:table-cell>
              <table:table-cell office:value-type="float" office:value="20.3775">
                <text:p>20.3775</text:p>
              </table:table-cell>
              <table:table-cell office:value-type="float" office:value="22.5005">
                <text:p>22.5005</text:p>
              </table:table-cell>
              <table:table-cell office:value-type="float" office:value="21.3883058470765">
                <text:p>21.3883058470765</text:p>
              </table:table-cell>
              <table:table-cell office:value-type="float" office:value="16.834">
                <text:p>16.8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.398">
                <text:p>21.398</text:p>
              </table:table-cell>
              <table:table-cell office:value-type="float" office:value="18.8635">
                <text:p>18.8635</text:p>
              </table:table-cell>
              <table:table-cell office:value-type="float" office:value="19.3484772840739">
                <text:p>19.3484772840739</text:p>
              </table:table-cell>
              <table:table-cell office:value-type="float" office:value="22.1293706293706">
                <text:p>22.1293706293706</text:p>
              </table:table-cell>
              <table:table-cell office:value-type="float" office:value="17.996">
                <text:p>17.996</text:p>
              </table:table-cell>
              <table:table-cell office:value-type="float" office:value="19.3605">
                <text:p>19.36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.186">
                <text:p>22.186</text:p>
              </table:table-cell>
              <table:table-cell office:value-type="float" office:value="22.13">
                <text:p>22.13</text:p>
              </table:table-cell>
              <table:table-cell office:value-type="float" office:value="19.5615">
                <text:p>19.5615</text:p>
              </table:table-cell>
              <table:table-cell office:value-type="float" office:value="21.481">
                <text:p>21.481</text:p>
              </table:table-cell>
              <table:table-cell office:value-type="float" office:value="21.226343319068">
                <text:p>21.226343319068</text:p>
              </table:table-cell>
              <table:table-cell office:value-type="float" office:value="19.4507746126937">
                <text:p>19.450774612693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.1307125307125">
                <text:p>14.1307125307125</text:p>
              </table:table-cell>
              <table:table-cell office:value-type="float" office:value="22.1749125437281">
                <text:p>22.1749125437281</text:p>
              </table:table-cell>
              <table:table-cell office:value-type="float" office:value="20.843">
                <text:p>20.843</text:p>
              </table:table-cell>
              <table:table-cell office:value-type="float" office:value="21.2855">
                <text:p>21.2855</text:p>
              </table:table-cell>
              <table:table-cell office:value-type="float" office:value="24.1325">
                <text:p>24.1325</text:p>
              </table:table-cell>
              <table:table-cell office:value-type="float" office:value="20.5875">
                <text:p>20.58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.7341329335332">
                <text:p>22.7341329335332</text:p>
              </table:table-cell>
              <table:table-cell office:value-type="float" office:value="22.311">
                <text:p>22.311</text:p>
              </table:table-cell>
              <table:table-cell office:value-type="float" office:value="20.802">
                <text:p>20.802</text:p>
              </table:table-cell>
              <table:table-cell office:value-type="float" office:value="22.3565">
                <text:p>22.3565</text:p>
              </table:table-cell>
              <table:table-cell office:value-type="float" office:value="23.547">
                <text:p>23.547</text:p>
              </table:table-cell>
              <table:table-cell office:value-type="float" office:value="21.2555">
                <text:p>21.255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.7395">
                <text:p>22.7395</text:p>
              </table:table-cell>
              <table:table-cell office:value-type="float" office:value="22.199">
                <text:p>22.199</text:p>
              </table:table-cell>
              <table:table-cell office:value-type="float" office:value="19.9035">
                <text:p>19.9035</text:p>
              </table:table-cell>
              <table:table-cell office:value-type="float" office:value="22.3938030984508">
                <text:p>22.3938030984508</text:p>
              </table:table-cell>
              <table:table-cell office:value-type="float" office:value="21.1595">
                <text:p>21.1595</text:p>
              </table:table-cell>
              <table:table-cell office:value-type="float" office:value="20.874">
                <text:p>20.8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747">
                <text:p>22.747</text:p>
              </table:table-cell>
              <table:table-cell office:value-type="float" office:value="21.2255">
                <text:p>21.2255</text:p>
              </table:table-cell>
              <table:table-cell office:value-type="float" office:value="20.6336831584208">
                <text:p>20.6336831584208</text:p>
              </table:table-cell>
              <table:table-cell office:value-type="float" office:value="22.4285">
                <text:p>22.4285</text:p>
              </table:table-cell>
              <table:table-cell office:value-type="float" office:value="21.4407796101949">
                <text:p>21.4407796101949</text:p>
              </table:table-cell>
              <table:table-cell office:value-type="float" office:value="21.3435">
                <text:p>21.34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.653">
                <text:p>22.653</text:p>
              </table:table-cell>
              <table:table-cell office:value-type="float" office:value="21.8495">
                <text:p>21.8495</text:p>
              </table:table-cell>
              <table:table-cell office:value-type="float" office:value="20.6245">
                <text:p>20.6245</text:p>
              </table:table-cell>
              <table:table-cell office:value-type="float" office:value="21.495">
                <text:p>21.495</text:p>
              </table:table-cell>
              <table:table-cell office:value-type="float" office:value="23.9575">
                <text:p>23.9575</text:p>
              </table:table-cell>
              <table:table-cell office:value-type="float" office:value="21.3398300849575">
                <text:p>21.33983008495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.264">
                <text:p>20.264</text:p>
              </table:table-cell>
              <table:table-cell office:value-type="float" office:value="21.9415">
                <text:p>21.9415</text:p>
              </table:table-cell>
              <table:table-cell office:value-type="float" office:value="20.5945">
                <text:p>20.5945</text:p>
              </table:table-cell>
              <table:table-cell office:value-type="float" office:value="22.338">
                <text:p>22.338</text:p>
              </table:table-cell>
              <table:table-cell office:value-type="float" office:value="24.362">
                <text:p>24.362</text:p>
              </table:table-cell>
              <table:table-cell office:value-type="float" office:value="20.6045">
                <text:p>20.60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1.922">
                <text:p>21.922</text:p>
              </table:table-cell>
              <table:table-cell office:value-type="float" office:value="20.4597701149425">
                <text:p>20.4597701149425</text:p>
              </table:table-cell>
              <table:table-cell office:value-type="float" office:value="20.6555">
                <text:p>20.6555</text:p>
              </table:table-cell>
              <table:table-cell office:value-type="float" office:value="22.085">
                <text:p>22.085</text:p>
              </table:table-cell>
              <table:table-cell office:value-type="float" office:value="23.9115">
                <text:p>23.9115</text:p>
              </table:table-cell>
              <table:table-cell office:value-type="float" office:value="21.376">
                <text:p>21.3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.4287856071964">
                <text:p>22.4287856071964</text:p>
              </table:table-cell>
              <table:table-cell office:value-type="float" office:value="20.649">
                <text:p>20.649</text:p>
              </table:table-cell>
              <table:table-cell office:value-type="float" office:value="19.934">
                <text:p>19.934</text:p>
              </table:table-cell>
              <table:table-cell office:value-type="float" office:value="22.3455">
                <text:p>22.3455</text:p>
              </table:table-cell>
              <table:table-cell office:value-type="float" office:value="22.7205">
                <text:p>22.7205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.5615">
                <text:p>21.5615</text:p>
              </table:table-cell>
              <table:table-cell office:value-type="float" office:value="22.111">
                <text:p>22.111</text:p>
              </table:table-cell>
              <table:table-cell office:value-type="float" office:value="20.712143928036">
                <text:p>20.712143928036</text:p>
              </table:table-cell>
              <table:table-cell office:value-type="float" office:value="22.4652673663168">
                <text:p>22.4652673663168</text:p>
              </table:table-cell>
              <table:table-cell office:value-type="float" office:value="24.4652673663168">
                <text:p>24.4652673663168</text:p>
              </table:table-cell>
              <table:table-cell office:value-type="float" office:value="21.302">
                <text:p>21.30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.0285">
                <text:p>22.0285</text:p>
              </table:table-cell>
              <table:table-cell office:value-type="float" office:value="22.1865">
                <text:p>22.1865</text:p>
              </table:table-cell>
              <table:table-cell office:value-type="float" office:value="20.7455">
                <text:p>20.7455</text:p>
              </table:table-cell>
              <table:table-cell office:value-type="float" office:value="21.475">
                <text:p>21.475</text:p>
              </table:table-cell>
              <table:table-cell office:value-type="float" office:value="24.636">
                <text:p>24.636</text:p>
              </table:table-cell>
              <table:table-cell office:value-type="float" office:value="20.4377811094453">
                <text:p>20.437781109445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.842">
                <text:p>20.842</text:p>
              </table:table-cell>
              <table:table-cell office:value-type="float" office:value="22.145">
                <text:p>22.145</text:p>
              </table:table-cell>
              <table:table-cell office:value-type="float" office:value="15.7586206896552">
                <text:p>15.7586206896552</text:p>
              </table:table-cell>
              <table:table-cell office:value-type="float" office:value="22.3365">
                <text:p>22.3365</text:p>
              </table:table-cell>
              <table:table-cell office:value-type="float" office:value="24.0235">
                <text:p>24.0235</text:p>
              </table:table-cell>
              <table:table-cell office:value-type="float" office:value="21.3615">
                <text:p>21.36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1.978">
                <text:p>21.978</text:p>
              </table:table-cell>
              <table:table-cell office:value-type="float" office:value="22.0329835082459">
                <text:p>22.0329835082459</text:p>
              </table:table-cell>
              <table:table-cell office:value-type="float" office:value="19.6305">
                <text:p>19.6305</text:p>
              </table:table-cell>
              <table:table-cell office:value-type="float" office:value="21.5575">
                <text:p>21.5575</text:p>
              </table:table-cell>
              <table:table-cell office:value-type="float" office:value="NaN">
                <text:p>NaN</text:p>
              </table:table-cell>
              <table:table-cell office:value-type="float" office:value="21.3585">
                <text:p>21.35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2.5287356321839">
                <text:p>22.5287356321839</text:p>
              </table:table-cell>
              <table:table-cell office:value-type="float" office:value="21.282">
                <text:p>21.282</text:p>
              </table:table-cell>
              <table:table-cell office:value-type="float" office:value="19.7785">
                <text:p>19.7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73">
                <text:p>20.8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833">
                <text:p>22.833</text:p>
              </table:table-cell>
              <table:table-cell office:value-type="float" office:value="22.0095">
                <text:p>22.0095</text:p>
              </table:table-cell>
              <table:table-cell office:value-type="float" office:value="20.674">
                <text:p>2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.835">
                <text:p>21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